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.25cm" fo:min-width="2.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0.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1.335cm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2.112cm"/>
    </style:style>
    <style:style style:name="gr9" style:family="graphic" style:parent-style-name="standard" style:list-style-name="L2">
      <style:graphic-properties draw:fill="solid" draw:fill-color="#ffffff" draw:textarea-horizontal-align="justify" draw:textarea-vertical-align="middle" draw:auto-grow-height="false" fo:min-height="6.25cm" fo:min-width="12.3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color="#800000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2" draw:id="id2" draw:layer="layout" svg:width="2.7cm" svg:height="2.5cm" svg:x="3cm" svg:y="16.8cm">
            <text:p text:style-name="P1">addr: 1</text:p>
            <text:p text:style-name="P1">c: 'a'</text:p>
            <text:p text:style-name="P1">na: 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1" draw:id="id1" draw:layer="layout" svg:width="2.7cm" svg:height="2.5cm" svg:x="2.401cm" svg:y="12.401cm">
            <text:p text:style-name="P1">addr: 2</text:p>
            <text:p text:style-name="P1">c: 'b'</text:p>
            <text:p text:style-name="P1">na: 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3" draw:id="id3" draw:layer="layout" svg:width="2.7cm" svg:height="2.5cm" svg:x="1.8cm" svg:y="8.4cm">
            <text:p text:style-name="P1">addr: 3</text:p>
            <text:p text:style-name="P1">c: 'c'</text:p>
            <text:p text:style-name="P1">na: 2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1" draw:layer="layout" svg:x1="3.751cm" svg:y1="14.901cm" svg:x2="4.35cm" svg:y2="16.8cm" draw:start-shape="id1" draw:start-glue-point="6" draw:end-shape="id2" draw:end-glue-point="4" svg:d="M3751 14901v950h599v949" svg:viewBox="0 0 600 1900">
            <text:p/>
          </draw:connector>
          <draw:connector draw:style-name="gr2" draw:text-style-name="P1" draw:layer="layout" svg:x1="3.15cm" svg:y1="10.9cm" svg:x2="3.751cm" svg:y2="12.401cm" draw:start-shape="id3" draw:start-glue-point="6" draw:end-shape="id1" svg:d="M3150 10900v751h601v750" svg:viewBox="0 0 602 1502">
            <text:p/>
          </draw:connector>
          <draw:custom-shape draw:style-name="gr3" draw:text-style-name="P1" xml:id="id4" draw:id="id4" draw:layer="layout" svg:width="1.8cm" svg:height="1.8cm" svg:x="1.2cm" svg:y="4.3cm">
            <text:p text:style-name="P1">na:3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2" draw:text-style-name="P1" draw:layer="layout" svg:x1="2.1cm" svg:y1="6.1cm" svg:x2="3.15cm" svg:y2="8.4cm" draw:start-shape="id4" draw:start-glue-point="8" draw:end-shape="id3" draw:end-glue-point="4" svg:d="M2100 6100v1151h1050v1149" svg:viewBox="0 0 1051 2301">
            <text:p/>
          </draw:connector>
          <draw:frame draw:style-name="gr4" draw:layer="layout" svg:width="1.031cm" svg:height="0.962cm" svg:x="2.3cm" svg:y="2.2cm">
            <draw:text-box>
              <text:p>1.</text:p>
            </draw:text-box>
          </draw:frame>
          <draw:custom-shape draw:style-name="gr5" draw:text-style-name="P1" xml:id="id5" draw:id="id5" draw:layer="layout" svg:width="2.599cm" svg:height="1.8cm" svg:x="4.601cm" svg:y="4.301cm">
            <text:p text:style-name="P1">temp:<text:span text:style-name="T1">3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6" draw:text-style-name="P1" draw:layer="layout" svg:x1="5.901cm" svg:y1="6.101cm" svg:x2="4.5cm" svg:y2="9.65cm" draw:start-shape="id5" draw:start-glue-point="8" draw:end-shape="id3" draw:end-glue-point="7" svg:d="M5901 6101v3549h-1401" svg:viewBox="0 0 1402 3550">
            <text:p/>
          </draw:connector>
          <draw:connector draw:style-name="gr7" draw:text-style-name="P1" draw:layer="layout" svg:x1="3cm" svg:y1="5.2cm" svg:x2="4.601cm" svg:y2="5.201cm" draw:start-shape="id4" draw:start-glue-point="10" draw:end-shape="id5" svg:d="M3000 5200h801v1h800" svg:viewBox="0 0 1602 2">
            <text:p/>
          </draw:connector>
        </draw:g>
        <draw:g>
          <draw:custom-shape draw:style-name="gr1" draw:text-style-name="P1" xml:id="id7" draw:id="id7" draw:layer="layout" svg:width="2.7cm" svg:height="2.5cm" svg:x="9.901cm" svg:y="16.8cm">
            <text:p text:style-name="P1">addr: 1</text:p>
            <text:p text:style-name="P1">c: 'a'</text:p>
            <text:p text:style-name="P1">na: 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6" draw:id="id6" draw:layer="layout" svg:width="2.7cm" svg:height="2.5cm" svg:x="9.302cm" svg:y="12.401cm">
            <text:p text:style-name="P1">addr: 2</text:p>
            <text:p text:style-name="P1">c: 'b'</text:p>
            <text:p text:style-name="P1">na: 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8" draw:id="id8" draw:layer="layout" svg:width="2.7cm" svg:height="2.5cm" svg:x="8.701cm" svg:y="8.4cm">
            <text:p text:style-name="P1">addr: 3</text:p>
            <text:p text:style-name="P1">c: 'c'</text:p>
            <text:p text:style-name="P1">na: 2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1" draw:layer="layout" svg:x1="10.652cm" svg:y1="14.901cm" svg:x2="11.251cm" svg:y2="16.8cm" draw:start-shape="id6" draw:start-glue-point="6" draw:end-shape="id7" draw:end-glue-point="4" svg:d="M10652 14901v950h599v949" svg:viewBox="0 0 600 1900">
            <text:p/>
          </draw:connector>
          <draw:connector draw:style-name="gr2" draw:text-style-name="P1" draw:layer="layout" svg:x1="10.051cm" svg:y1="10.9cm" svg:x2="10.652cm" svg:y2="12.401cm" draw:start-shape="id8" draw:start-glue-point="6" draw:end-shape="id6" svg:d="M10051 10900v751h601v750" svg:viewBox="0 0 602 1502">
            <text:p/>
          </draw:connector>
          <draw:custom-shape draw:style-name="gr3" draw:text-style-name="P1" draw:layer="layout" svg:width="1.8cm" svg:height="1.8cm" svg:x="8.801cm" svg:y="4.3cm">
            <text:p text:style-name="P1">na:<text:span text:style-name="T1">0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frame draw:style-name="gr4" draw:layer="layout" svg:width="1.594cm" svg:height="0.962cm" svg:x="9.201cm" svg:y="2.2cm">
            <draw:text-box>
              <text:p>2-3.</text:p>
            </draw:text-box>
          </draw:frame>
          <draw:custom-shape draw:style-name="gr5" draw:text-style-name="P1" xml:id="id9" draw:id="id9" draw:layer="layout" svg:width="2.599cm" svg:height="1.8cm" svg:x="11.502cm" svg:y="4.301cm">
            <text:p text:style-name="P1">temp:3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6" draw:text-style-name="P1" draw:layer="layout" svg:x1="12.802cm" svg:y1="6.101cm" svg:x2="11.401cm" svg:y2="9.65cm" draw:start-shape="id9" draw:start-glue-point="8" draw:end-shape="id8" draw:end-glue-point="7" svg:d="M12802 6101v3549h-1401" svg:viewBox="0 0 1402 3550">
            <text:p/>
          </draw:connector>
          <draw:custom-shape draw:style-name="gr8" draw:text-style-name="P1" xml:id="id10" draw:id="id10" draw:layer="layout" svg:width="3.7cm" svg:height="1.8cm" svg:x="13.501cm" svg:y="8.999cm">
            <text:p text:style-name="P1">temp_na:<text:line-break/>2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7" draw:text-style-name="P1" draw:layer="layout" svg:x1="10.051cm" svg:y1="8.4cm" svg:x2="15.351cm" svg:y2="8.999cm" draw:start-shape="id8" draw:start-glue-point="4" draw:end-shape="id10" draw:end-glue-point="4" svg:d="M10051 8400v-501h5300v1100" svg:viewBox="0 0 5301 1101">
            <text:p/>
          </draw:connector>
          <draw:connector draw:style-name="gr6" draw:text-style-name="P1" draw:layer="layout" svg:x1="15.351cm" svg:y1="10.799cm" svg:x2="12.002cm" svg:y2="13.651cm" draw:start-shape="id10" draw:start-glue-point="8" draw:end-shape="id6" draw:end-glue-point="7" svg:d="M15351 10799v2852h-3349" svg:viewBox="0 0 3350 2853">
            <text:p/>
          </draw:connector>
        </draw:g>
        <draw:g>
          <draw:custom-shape draw:style-name="gr1" draw:text-style-name="P1" xml:id="id12" draw:id="id12" draw:layer="layout" svg:width="2.7cm" svg:height="2.5cm" svg:x="20.403cm" svg:y="16.8cm">
            <text:p text:style-name="P1">addr: 1</text:p>
            <text:p text:style-name="P1">c: 'a'</text:p>
            <text:p text:style-name="P1">na: 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11" draw:id="id11" draw:layer="layout" svg:width="2.7cm" svg:height="2.5cm" svg:x="19.804cm" svg:y="12.401cm">
            <text:p text:style-name="P1">addr: 2</text:p>
            <text:p text:style-name="P1">c: 'b'</text:p>
            <text:p text:style-name="P1">na: 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14" draw:id="id14" draw:layer="layout" svg:width="2.7cm" svg:height="2.5cm" svg:x="19.203cm" svg:y="8.4cm">
            <text:p text:style-name="P1">addr: 3</text:p>
            <text:p text:style-name="P1">c: 'c'</text:p>
            <text:p text:style-name="P1">na: <text:span text:style-name="T1">0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1" draw:layer="layout" svg:x1="21.154cm" svg:y1="14.901cm" svg:x2="21.753cm" svg:y2="16.8cm" draw:start-shape="id11" draw:start-glue-point="6" draw:end-shape="id12" draw:end-glue-point="4" svg:d="M21154 14901v950h599v949" svg:viewBox="0 0 600 1900">
            <text:p/>
          </draw:connector>
          <draw:custom-shape draw:style-name="gr3" draw:text-style-name="P1" xml:id="id15" draw:id="id15" draw:layer="layout" svg:width="1.8cm" svg:height="1.8cm" svg:x="19.303cm" svg:y="4.3cm">
            <text:p text:style-name="P1">na:0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frame draw:style-name="gr4" draw:layer="layout" svg:width="1.031cm" svg:height="0.962cm" svg:x="19.703cm" svg:y="2.2cm">
            <draw:text-box>
              <text:p>4.</text:p>
            </draw:text-box>
          </draw:frame>
          <draw:custom-shape draw:style-name="gr5" draw:text-style-name="P1" xml:id="id13" draw:id="id13" draw:layer="layout" svg:width="2.599cm" svg:height="1.8cm" svg:x="22.004cm" svg:y="4.301cm">
            <text:p text:style-name="P1">temp:3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6" draw:text-style-name="P1" draw:layer="layout" svg:x1="23.304cm" svg:y1="6.101cm" svg:x2="21.903cm" svg:y2="9.65cm" draw:start-shape="id13" draw:start-glue-point="8" draw:end-shape="id14" draw:end-glue-point="7" svg:d="M23304 6101v3549h-1401" svg:viewBox="0 0 1402 3550">
            <text:p/>
          </draw:connector>
          <draw:custom-shape draw:style-name="gr8" draw:text-style-name="P1" xml:id="id16" draw:id="id16" draw:layer="layout" svg:width="3.7cm" svg:height="1.8cm" svg:x="24.003cm" svg:y="8.999cm">
            <text:p text:style-name="P1">temp_na:<text:line-break/>2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7" draw:text-style-name="P1" draw:layer="layout" svg:x1="20.203cm" svg:y1="6.1cm" svg:x2="19.203cm" svg:y2="9.65cm" draw:start-shape="id15" draw:start-glue-point="8" draw:end-shape="id14" draw:end-glue-point="5" svg:d="M20203 6100v1151h-1501v2399h501" svg:viewBox="0 0 1502 3551">
            <text:p/>
          </draw:connector>
          <draw:connector draw:style-name="gr6" draw:text-style-name="P1" draw:layer="layout" svg:x1="25.853cm" svg:y1="10.799cm" svg:x2="22.504cm" svg:y2="13.651cm" draw:start-shape="id16" draw:start-glue-point="8" draw:end-shape="id11" draw:end-glue-point="7" svg:d="M25853 10799v2852h-3349" svg:viewBox="0 0 3350 2853">
            <text:p/>
          </draw:connector>
        </draw:g>
        <draw:g>
          <draw:custom-shape draw:style-name="gr1" draw:text-style-name="P1" xml:id="id18" draw:id="id18" draw:layer="layout" svg:width="2.7cm" svg:height="2.5cm" svg:x="30.404cm" svg:y="16.8cm">
            <text:p text:style-name="P1">addr: 1</text:p>
            <text:p text:style-name="P1">c: 'a'</text:p>
            <text:p text:style-name="P1">na: 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17" draw:id="id17" draw:layer="layout" svg:width="2.7cm" svg:height="2.5cm" svg:x="29.805cm" svg:y="12.401cm">
            <text:p text:style-name="P1">addr: 2</text:p>
            <text:p text:style-name="P1">c: 'b'</text:p>
            <text:p text:style-name="P1">na: 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20" draw:id="id20" draw:layer="layout" svg:width="2.7cm" svg:height="2.5cm" svg:x="29.204cm" svg:y="8.4cm">
            <text:p text:style-name="P1">addr: 3</text:p>
            <text:p text:style-name="P1">c: 'c'</text:p>
            <text:p text:style-name="P1">na: <text:span text:style-name="T2">0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1" draw:layer="layout" svg:x1="31.155cm" svg:y1="14.901cm" svg:x2="31.754cm" svg:y2="16.8cm" draw:start-shape="id17" draw:start-glue-point="6" draw:end-shape="id18" draw:end-glue-point="4" svg:d="M31155 14901v950h599v949" svg:viewBox="0 0 600 1900">
            <text:p/>
          </draw:connector>
          <draw:custom-shape draw:style-name="gr3" draw:text-style-name="P1" xml:id="id22" draw:id="id22" draw:layer="layout" svg:width="1.8cm" svg:height="1.8cm" svg:x="29.304cm" svg:y="4.3cm">
            <text:p text:style-name="P1">na:<text:span text:style-name="T1">3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frame draw:style-name="gr4" draw:layer="layout" svg:width="1.031cm" svg:height="0.962cm" svg:x="29.704cm" svg:y="2.2cm">
            <draw:text-box>
              <text:p>5.</text:p>
            </draw:text-box>
          </draw:frame>
          <draw:custom-shape draw:style-name="gr5" draw:text-style-name="P1" xml:id="id19" draw:id="id19" draw:layer="layout" svg:width="2.599cm" svg:height="1.8cm" svg:x="32.005cm" svg:y="4.301cm">
            <text:p text:style-name="P1">temp:3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6" draw:text-style-name="P1" draw:layer="layout" svg:x1="33.305cm" svg:y1="6.101cm" svg:x2="31.904cm" svg:y2="9.65cm" draw:start-shape="id19" draw:start-glue-point="8" draw:end-shape="id20" draw:end-glue-point="7" svg:d="M33305 6101v3549h-1401" svg:viewBox="0 0 1402 3550">
            <text:p/>
          </draw:connector>
          <draw:custom-shape draw:style-name="gr8" draw:text-style-name="P1" xml:id="id21" draw:id="id21" draw:layer="layout" svg:width="3.7cm" svg:height="1.8cm" svg:x="34.004cm" svg:y="8.999cm">
            <text:p text:style-name="P1">temp_na:<text:line-break/>2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6" draw:text-style-name="P1" draw:layer="layout" svg:x1="35.854cm" svg:y1="10.799cm" svg:x2="32.505cm" svg:y2="13.651cm" draw:start-shape="id21" draw:start-glue-point="8" draw:end-shape="id17" draw:end-glue-point="7" svg:d="M35854 10799v2852h-3349" svg:viewBox="0 0 3350 2853">
            <text:p/>
          </draw:connector>
          <draw:connector draw:style-name="gr2" draw:text-style-name="P1" draw:layer="layout" svg:x1="30.204cm" svg:y1="6.1cm" svg:x2="30.554cm" svg:y2="8.4cm" draw:start-shape="id22" draw:start-glue-point="8" draw:end-shape="id20" draw:end-glue-point="4" svg:d="M30204 6100v1151h350v1149" svg:viewBox="0 0 351 2301">
            <text:p/>
          </draw:connector>
          <draw:connector draw:style-name="gr7" draw:text-style-name="P1" draw:layer="layout" svg:x1="33.305cm" svg:y1="4.301cm" svg:x2="30.204cm" svg:y2="4.3cm" draw:start-shape="id19" draw:start-glue-point="4" draw:end-shape="id22" draw:end-glue-point="4" svg:d="M33305 4301v-502h-3101v501" svg:viewBox="0 0 3102 503">
            <text:p/>
          </draw:connector>
        </draw:g>
        <draw:g>
          <draw:custom-shape draw:style-name="gr1" draw:text-style-name="P1" xml:id="id24" draw:id="id24" draw:layer="layout" svg:width="2.7cm" svg:height="2.5cm" svg:x="40.405cm" svg:y="16.8cm">
            <text:p text:style-name="P1">addr: 1</text:p>
            <text:p text:style-name="P1">c: 'a'</text:p>
            <text:p text:style-name="P1">na: 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23" draw:id="id23" draw:layer="layout" svg:width="2.7cm" svg:height="2.5cm" svg:x="39.806cm" svg:y="12.401cm">
            <text:p text:style-name="P1">addr: 2</text:p>
            <text:p text:style-name="P1">c: 'b'</text:p>
            <text:p text:style-name="P1">na: 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28" draw:id="id28" draw:layer="layout" svg:width="2.7cm" svg:height="2.5cm" svg:x="39.205cm" svg:y="8.4cm">
            <text:p text:style-name="P1">addr: 3</text:p>
            <text:p text:style-name="P1">c: 'c'</text:p>
            <text:p text:style-name="P1">na: <text:span text:style-name="T2">0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1" draw:layer="layout" svg:x1="41.156cm" svg:y1="14.901cm" svg:x2="41.755cm" svg:y2="16.8cm" draw:start-shape="id23" draw:start-glue-point="6" draw:end-shape="id24" draw:end-glue-point="4" svg:d="M41156 14901v950h599v949" svg:viewBox="0 0 600 1900">
            <text:p/>
          </draw:connector>
          <draw:custom-shape draw:style-name="gr3" draw:text-style-name="P1" xml:id="id27" draw:id="id27" draw:layer="layout" svg:width="1.8cm" svg:height="1.8cm" svg:x="39.305cm" svg:y="4.3cm">
            <text:p text:style-name="P1">na:<text:span text:style-name="T2">3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frame draw:style-name="gr4" draw:layer="layout" svg:width="1.031cm" svg:height="0.962cm" svg:x="39.705cm" svg:y="2.2cm">
            <draw:text-box>
              <text:p>6.</text:p>
            </draw:text-box>
          </draw:frame>
          <draw:custom-shape draw:style-name="gr5" draw:text-style-name="P1" xml:id="id25" draw:id="id25" draw:layer="layout" svg:width="2.599cm" svg:height="1.8cm" svg:x="42.006cm" svg:y="4.301cm">
            <text:p text:style-name="P1">temp:<text:span text:style-name="T1">2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6" draw:text-style-name="P1" draw:layer="layout" draw:line-skew="2.144cm" svg:x1="43.306cm" svg:y1="6.101cm" svg:x2="41.156cm" svg:y2="12.401cm" draw:start-shape="id25" draw:start-glue-point="8" draw:end-shape="id23" draw:end-glue-point="4" svg:d="M43306 6101v5295h-2150v1005" svg:viewBox="0 0 2151 6301">
            <text:p/>
          </draw:connector>
          <draw:custom-shape draw:style-name="gr8" draw:text-style-name="P1" xml:id="id26" draw:id="id26" draw:layer="layout" svg:width="3.7cm" svg:height="1.8cm" svg:x="44.005cm" svg:y="8.999cm">
            <text:p text:style-name="P1">temp_na:<text:line-break/>2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6" draw:text-style-name="P1" draw:layer="layout" svg:x1="45.855cm" svg:y1="10.799cm" svg:x2="42.506cm" svg:y2="13.651cm" draw:start-shape="id26" draw:start-glue-point="8" draw:end-shape="id23" draw:end-glue-point="7" svg:d="M45855 10799v2852h-3349" svg:viewBox="0 0 3350 2853">
            <text:p/>
          </draw:connector>
          <draw:connector draw:style-name="gr2" draw:text-style-name="P1" draw:layer="layout" svg:x1="40.205cm" svg:y1="6.1cm" svg:x2="40.555cm" svg:y2="8.4cm" draw:start-shape="id27" draw:start-glue-point="8" draw:end-shape="id28" draw:end-glue-point="4" svg:d="M40205 6100v1151h350v1149" svg:viewBox="0 0 351 2301">
            <text:p/>
          </draw:connector>
          <draw:connector draw:style-name="gr7" draw:text-style-name="P1" draw:layer="layout" svg:x1="45.855cm" svg:y1="8.999cm" svg:x2="44.605cm" svg:y2="5.201cm" draw:start-shape="id26" draw:start-glue-point="4" draw:end-shape="id25" draw:end-glue-point="10" svg:d="M45855 8999v-3798h-1250" svg:viewBox="0 0 1251 3799">
            <text:p/>
          </draw:connector>
        </draw:g>
        <draw:g>
          <draw:custom-shape draw:style-name="gr1" draw:text-style-name="P1" xml:id="id30" draw:id="id30" draw:layer="layout" svg:width="2.7cm" svg:height="2.5cm" svg:x="50.404cm" svg:y="16.8cm">
            <text:p text:style-name="P1">addr: 1</text:p>
            <text:p text:style-name="P1">c: 'a'</text:p>
            <text:p text:style-name="P1">na: 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29" draw:id="id29" draw:layer="layout" svg:width="2.7cm" svg:height="2.5cm" svg:x="49.805cm" svg:y="12.401cm">
            <text:p text:style-name="P1">addr: 2</text:p>
            <text:p text:style-name="P1">c: 'b'</text:p>
            <text:p text:style-name="P1">na: 1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1" draw:text-style-name="P1" xml:id="id34" draw:id="id34" draw:layer="layout" svg:width="2.7cm" svg:height="2.5cm" svg:x="49.204cm" svg:y="8.4cm">
            <text:p text:style-name="P1">addr: 3</text:p>
            <text:p text:style-name="P1">c: 'c'</text:p>
            <text:p text:style-name="P1">na: <text:span text:style-name="T2">0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1" draw:layer="layout" svg:x1="51.155cm" svg:y1="14.901cm" svg:x2="51.754cm" svg:y2="16.8cm" draw:start-shape="id29" draw:start-glue-point="6" draw:end-shape="id30" draw:end-glue-point="4" svg:d="M51155 14901v950h599v949" svg:viewBox="0 0 600 1900">
            <text:p/>
          </draw:connector>
          <draw:custom-shape draw:style-name="gr3" draw:text-style-name="P1" xml:id="id33" draw:id="id33" draw:layer="layout" svg:width="1.8cm" svg:height="1.8cm" svg:x="49.304cm" svg:y="4.3cm">
            <text:p text:style-name="P1">na:<text:span text:style-name="T2">3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frame draw:style-name="gr4" draw:layer="layout" svg:width="2.661cm" svg:height="0.962cm" svg:x="49.704cm" svg:y="2.2cm">
            <draw:text-box>
              <text:p>7. == 3.</text:p>
            </draw:text-box>
          </draw:frame>
          <draw:custom-shape draw:style-name="gr5" draw:text-style-name="P1" xml:id="id31" draw:id="id31" draw:layer="layout" svg:width="2.599cm" svg:height="1.8cm" svg:x="52.005cm" svg:y="4.301cm">
            <text:p text:style-name="P1">temp:<text:span text:style-name="T2">2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6" draw:text-style-name="P1" draw:layer="layout" draw:line-skew="2.144cm" svg:x1="53.305cm" svg:y1="6.101cm" svg:x2="51.155cm" svg:y2="12.401cm" draw:start-shape="id31" draw:start-glue-point="8" draw:end-shape="id29" draw:end-glue-point="4" svg:d="M53305 6101v5295h-2150v1005" svg:viewBox="0 0 2151 6301">
            <text:p/>
          </draw:connector>
          <draw:custom-shape draw:style-name="gr8" draw:text-style-name="P1" xml:id="id32" draw:id="id32" draw:layer="layout" svg:width="3.7cm" svg:height="1.8cm" svg:x="54.304cm" svg:y="8.999cm">
            <text:p text:style-name="P1">temp_na:<text:line-break/><text:span text:style-name="T1">1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6" draw:text-style-name="P1" draw:layer="layout" svg:x1="56.154cm" svg:y1="10.799cm" svg:x2="53.104cm" svg:y2="18.05cm" draw:start-shape="id32" draw:start-glue-point="8" draw:end-shape="id30" draw:end-glue-point="7" svg:d="M56154 10799v7251h-3050" svg:viewBox="0 0 3051 7252">
            <text:p/>
          </draw:connector>
          <draw:connector draw:style-name="gr2" draw:text-style-name="P1" draw:layer="layout" svg:x1="50.204cm" svg:y1="6.1cm" svg:x2="50.554cm" svg:y2="8.4cm" draw:start-shape="id33" draw:start-glue-point="8" draw:end-shape="id34" draw:end-glue-point="4" svg:d="M50204 6100v1151h350v1149" svg:viewBox="0 0 351 2301">
            <text:p/>
          </draw:connector>
          <draw:connector draw:style-name="gr7" draw:text-style-name="P1" draw:layer="layout" svg:x1="52.505cm" svg:y1="13.651cm" svg:x2="54.845cm" svg:y2="10.536cm" draw:start-shape="id29" draw:start-glue-point="7" draw:end-shape="id32" draw:end-glue-point="7" svg:d="M52505 13651h2340v-3115" svg:viewBox="0 0 2341 3116">
            <text:p/>
          </draw:connector>
        </draw:g>
        <draw:custom-shape draw:style-name="gr9" draw:text-style-name="P2" draw:layer="layout" svg:width="16.8cm" svg:height="6.5cm" svg:x="2.3cm" svg:y="20.8cm">
          <text:list text:style-name="L2">
            <text:list-header>
              <text:p text:style-name="P2">Initialisation:</text:p>
            </text:list-header>
            <text:list-item>
              <text:p text:style-name="P2"><text:s/>temp = na</text:p>
            </text:list-item>
            <text:list-item>
              <text:p text:style-name="P2"><text:s/>na = 0 <text:line-break/>Loop:</text:p>
            </text:list-item>
            <text:list-item>
              <text:p text:style-name="P2"><text:s/>temp_na = temp-&gt;get_na()</text:p>
            </text:list-item>
            <text:list-item>
              <text:p text:style-name="P2"><text:s/>temp-&gt;set_na(na)</text:p>
            </text:list-item>
            <text:list-item>
              <text:p text:style-name="P2"><text:s/>na = temp</text:p>
            </text:list-item>
            <text:list-item>
              <text:p text:style-name="P2"><text:s/>temp = temp_na</text:p>
            </text:list-item>
            <text:list-item>
              <text:p text:style-name="P2"><text:s/>go back to (3) (repeat until temp == 0)</text:p>
            </text:list-item>
          </text:list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5T17:21:51.122920188</meta:creation-date>
    <dc:date>2016-12-25T18:13:47.732643099</dc:date>
    <meta:editing-duration>PT51M55S</meta:editing-duration>
    <meta:editing-cycles>8</meta:editing-cycles>
    <meta:generator>LibreOffice/4.3.3.2$Linux_ARM_EABI LibreOffice_project/430m0$Build-2</meta:generator>
    <meta:document-statistic meta:object-count="77"/>
  </office:meta>
</office:document-meta>
</file>